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da15" officeooo:paragraph-rsid="0008da15"/>
    </style:style>
    <style:style style:name="P2" style:family="paragraph" style:parent-style-name="Standard">
      <style:paragraph-properties fo:text-align="start" style:justify-single-word="false"/>
      <style:text-properties officeooo:rsid="0008da15" officeooo:paragraph-rsid="0008da1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8da15" officeooo:paragraph-rsid="0008da1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OLINE BOTTELI </text:p>
      <text:p text:style-name="P1"/>
      <text:p text:style-name="P2"/>
      <text:p text:style-name="P2">Imagens de fundo transparente é valido em se usar.</text:p>
      <text:p text:style-name="P2"/>
      <text:p text:style-name="P2">Como vou mesclar as cores entre as marcas ?</text:p>
      <text:p text:style-name="P2"/>
      <text:p text:style-name="P2">Confirmar se a tipografia é igual pra todas as marcas.</text:p>
      <text:p text:style-name="P2"/>
      <text:p text:style-name="P2">Icones das mentorias é uma boa usar (no fundo transparente atras dos texto pode ser bom)</text:p>
      <text:p text:style-name="P2"/>
      <text:p text:style-name="P2">Vai por uma paginação para cada curso ?</text:p>
      <text:p text:style-name="P2"/>
      <text:p text:style-name="P2">Os cursos são um “caminho”, ver como vai passar essa impressão</text:p>
      <text:p text:style-name="P2"/>
      <text:p text:style-name="P2">WhatsApp tem que ter, porém não com foco, a comunicação vai ser pelo renpodi(Ou algo do tipo), então o WhatsApp vai estar discreto (não usar icone). </text:p>
      <text:p text:style-name="P2"/>
      <text:p text:style-name="P2">Instagram vai estar – Icone </text:p>
      <text:p text:style-name="P2"/>
      <text:p text:style-name="P2">Pensei em uma estrutura </text:p>
      <text:list text:style-name="L1">
        <text:list-item>
          <text:p text:style-name="P3">Navegação</text:p>
        </text:list-item>
        <text:list-item>
          <text:p text:style-name="P3">Apresentação Carol</text:p>
        </text:list-item>
        <text:list-item>
          <text:p text:style-name="P3">Apresentação dos cursos - Aqui vai a ideia do caminho </text:p>
          <text:list>
            <text:list-item>
              <text:p text:style-name="P3"/>
            </text:list-item>
          </text:list>
        </text:list-item>
        <text:list-item>
          <text:p text:style-name="P3">Eventos </text:p>
        </text:list-item>
        <text:list-item>
          <text:p text:style-name="P3">Cursos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6:23:36.875837200</meta:creation-date>
    <dc:date>2025-06-17T17:49:04.586924900</dc:date>
    <meta:editing-duration>PT1H14M20S</meta:editing-duration>
    <meta:editing-cycles>1</meta:editing-cycles>
    <meta:document-statistic meta:table-count="0" meta:image-count="0" meta:object-count="0" meta:page-count="1" meta:paragraph-count="16" meta:word-count="120" meta:character-count="655" meta:non-whitespace-character-count="549"/>
    <meta:generator>LibreOffice/25.2.4.3$Windows_x86 LibreOffice_project/33e196637044ead23f5c3226cde09b47731f7e27</meta:generator>
  </office:meta>
</office:document-meta>
</file>